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.813cm" fo:min-width="1.581cm" fo:padding-top="0.165cm" fo:padding-bottom="0.165cm" fo:padding-left="0.29cm" fo:padding-right="0.29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.813cm" fo:min-width="1.644cm" fo:padding-top="0.165cm" fo:padding-bottom="0.165cm" fo:padding-left="0.29cm" fo:padding-right="0.29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746cm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Fine_20_Dashe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0.813cm" fo:min-width="1.773cm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973cm" fo:min-width="1.372cm" fo:padding-top="0.142cm" fo:padding-bottom="0.142cm" fo:padding-left="0.267cm" fo:padding-right="0.267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177cm" fo:min-width="1.498cm" fo:padding-top="0.142cm" fo:padding-bottom="0.142cm" fo:padding-left="0.267cm" fo:padding-right="0.26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opacity="0%" draw:textarea-horizontal-align="justify" draw:textarea-vertical-align="middle" draw:auto-grow-height="false" fo:min-height="3.116cm" fo:min-width="6.765cm" fo:padding-top="0.142cm" fo:padding-bottom="0.142cm" fo:padding-left="0.267cm" fo:padding-right="0.267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41" style:family="graphic" style:parent-style-name="objectwithoutfill">
      <style:graphic-properties draw:marker-end="Arrow" draw:marker-end-width="0.3cm" draw:fill="none" draw:textarea-vertical-align="middle"/>
    </style:style>
    <style:style style:name="gr42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47cm" fo:padding-top="0.142cm" fo:padding-bottom="0.142cm" fo:padding-left="0.267cm" fo:padding-right="0.267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05cm" fo:min-width="1.118cm" fo:padding-top="0.142cm" fo:padding-bottom="0.142cm" fo:padding-left="0.267cm" fo:padding-right="0.267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Fine_20_Dashe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1.113cm" fo:min-width="2.895cm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8000001907349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800000190734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800000190734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.800000190734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7" draw:id="id7" draw:layer="layout" svg:width="2.161cm" svg:height="1.143cm" svg:x="16.164cm" svg:y="9.763cm">
            <text:p text:style-name="P1"><text:span text:style-name="T1">Flow</text:span></text:p>
            <text:p text:style-name="P1"><text:span text:style-name="T1">Segmen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8" draw:id="id8">
            <draw:custom-shape draw:style-name="gr2" draw:text-style-name="P3" xml:id="id2" draw:id="id2" draw:layer="layout" svg:width="2.099cm" svg:height="1.143cm" svg:x="13.765cm" svg:y="5.604cm">
              <text:p text:style-name="P1"><text:span text:style-name="T2">Air Vent,</text:span></text:p>
              <text:p text:style-name="P1"><text:span text:style-name="T2">Overflow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" draw:text-style-name="P3" xml:id="id6" draw:id="id6" draw:layer="layout" svg:width="2.099cm" svg:height="1.143cm" svg:x="18.565cm" svg:y="5.604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" draw:text-style-name="P3" xml:id="id4" draw:id="id4" draw:layer="layout" svg:width="2.099cm" svg:height="1.143cm" svg:x="16.166cm" svg:y="5.604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5" draw:text-style-name="P3" xml:id="id1" draw:id="id1" draw:layer="layout" svg:width="2.081cm" svg:height="1.143cm" svg:x="13.784cm" svg:y="7.447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3" xml:id="id3" draw:id="id3" draw:layer="layout" svg:width="2.081cm" svg:height="1.143cm" svg:x="16.165cm" svg:y="7.447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3" xml:id="id5" draw:id="id5" draw:layer="layout" svg:width="2.081cm" svg:height="1.143cm" svg:x="18.584cm" svg:y="7.447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4" draw:layer="layout" svg:width="7.299cm" svg:height="3.4cm" svg:x="13.566cm" svg:y="5.34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9" draw:text-style-name="P5" draw:layer="layout" draw:type="line" svg:x1="14.826cm" svg:y1="7.447cm" svg:x2="14.815cm" svg:y2="6.747cm" draw:start-shape="id1" draw:start-glue-point="4" draw:end-shape="id2" svg:d="M14826 7447l-11-700" svg:viewBox="0 0 12 701">
              <text:p/>
            </draw:connector>
            <draw:connector draw:style-name="gr10" draw:text-style-name="P5" draw:layer="layout" draw:type="line" svg:x1="17.207cm" svg:y1="7.447cm" svg:x2="17.216cm" svg:y2="6.747cm" draw:start-shape="id3" draw:start-glue-point="4" draw:end-shape="id4" draw:end-glue-point="2" svg:d="M17207 7447l9-700" svg:viewBox="0 0 10 701">
              <text:p/>
            </draw:connector>
            <draw:connector draw:style-name="gr11" draw:text-style-name="P5" draw:layer="layout" draw:type="line" svg:x1="19.626cm" svg:y1="7.447cm" svg:x2="19.615cm" svg:y2="6.747cm" draw:start-shape="id5" draw:start-glue-point="4" draw:end-shape="id6" draw:end-glue-point="2" svg:d="M19626 7447l-11-700" svg:viewBox="0 0 12 701">
              <text:p/>
            </draw:connector>
          </draw:g>
          <draw:connector draw:style-name="gr12" draw:text-style-name="P5" draw:layer="layout" draw:type="line" svg:x1="17.245cm" svg:y1="9.763cm" svg:x2="17.216cm" svg:y2="8.747cm" draw:start-shape="id7" draw:start-glue-point="0" draw:end-shape="id8" svg:d="M17245 9763l-29-1016" svg:viewBox="0 0 30 1017">
            <text:p/>
          </draw:connector>
          <draw:custom-shape draw:style-name="gr13" draw:text-style-name="P6" xml:id="id28" draw:id="id28" draw:layer="layout" svg:width="2.224cm" svg:height="1.143cm" svg:x="7.861cm" svg:y="9.816cm">
            <text:p text:style-name="P1"><text:span text:style-name="T3">Flow </text:span></text:p>
            <text:p text:style-name="P1"><text:span text:style-name="T3">Treatment</text:span></text:p>
            <text:p text:style-name="P1"><text:span text:style-name="T3">Devi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g xml:id="id29" draw:id="id29">
            <draw:custom-shape draw:style-name="gr14" draw:text-style-name="P6" xml:id="id10" draw:id="id10" draw:layer="layout" svg:width="2.28cm" svg:height="1.143cm" svg:x="5.519cm" svg:y="5.575cm">
              <text:p text:style-name="P1"><text:span text:style-name="T3">Mosquito-Proof</text:span></text:p>
              <text:p text:style-name="P1"><text:span text:style-name="T3">Net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5" draw:text-style-name="P3" xml:id="id14" draw:id="id14" draw:layer="layout" svg:width="2.099cm" svg:height="1.143cm" svg:x="10.31cm" svg:y="5.57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6" draw:text-style-name="P3" xml:id="id12" draw:id="id12" draw:layer="layout" svg:width="2.099cm" svg:height="1.143cm" svg:x="7.911cm" svg:y="5.575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17" draw:text-style-name="P3" xml:id="id9" draw:id="id9" draw:layer="layout" svg:width="2.081cm" svg:height="1.143cm" svg:x="5.565cm" svg:y="7.35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3" xml:id="id11" draw:id="id11" draw:layer="layout" svg:width="2.081cm" svg:height="1.143cm" svg:x="7.91cm" svg:y="7.418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3" xml:id="id13" draw:id="id13" draw:layer="layout" svg:width="2.081cm" svg:height="1.143cm" svg:x="10.329cm" svg:y="7.418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4" draw:layer="layout" svg:width="7.299cm" svg:height="3.4cm" svg:x="5.311cm" svg:y="5.318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21" draw:text-style-name="P5" draw:layer="layout" draw:type="line" svg:x1="6.607cm" svg:y1="7.35cm" svg:x2="6.659cm" svg:y2="6.718cm" draw:start-shape="id9" draw:start-glue-point="4" draw:end-shape="id10" svg:d="M6607 7350l52-632" svg:viewBox="0 0 53 633">
              <text:p/>
            </draw:connector>
            <draw:connector draw:style-name="gr22" draw:text-style-name="P5" draw:layer="layout" draw:type="line" svg:x1="8.952cm" svg:y1="7.418cm" svg:x2="8.961cm" svg:y2="6.718cm" draw:start-shape="id11" draw:start-glue-point="4" draw:end-shape="id12" draw:end-glue-point="2" svg:d="M8952 7418l9-700" svg:viewBox="0 0 10 701">
              <text:p/>
            </draw:connector>
            <draw:connector draw:style-name="gr23" draw:text-style-name="P5" draw:layer="layout" draw:type="line" svg:x1="11.371cm" svg:y1="7.418cm" svg:x2="11.36cm" svg:y2="6.718cm" draw:start-shape="id13" draw:start-glue-point="4" draw:end-shape="id14" draw:end-glue-point="2" svg:d="M11371 7418l-11-700" svg:viewBox="0 0 12 701">
              <text:p/>
            </draw:connector>
          </draw:g>
          <draw:custom-shape draw:style-name="gr24" draw:text-style-name="P6" xml:id="id27" draw:id="id27" draw:layer="layout" svg:width="2.353cm" svg:height="1.143cm" svg:x="16.108cm" svg:y="15.732cm">
            <text:p text:style-name="P1"><text:span text:style-name="T3">Flow Storage</text:span></text:p>
            <text:p text:style-name="P1"><text:span text:style-name="T3">Device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5" draw:text-style-name="P7" draw:layer="layout" svg:width="3.81cm" svg:height="2.513cm" svg:x="11.228cm" svg:y="9.128cm">
            <text:p text:style-name="P1"><text:span text:style-name="T4">Get collided/</text:span></text:p>
            <text:p text:style-name="P1"><text:span text:style-name="T4">connected</text:span></text:p>
            <text:p text:style-name="P1"><text:span text:style-name="T4">Flow Treatment</text:span></text:p>
            <text:p text:style-name="P1"><text:span text:style-name="T4">Devic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6" draw:text-style-name="P5" draw:layer="layout" svg:x1="16.181cm" svg:y1="10.398cm" svg:x2="15.038cm" svg:y2="10.398cm">
            <text:p/>
          </draw:line>
          <draw:line draw:style-name="gr27" draw:text-style-name="P5" draw:layer="layout" svg:x1="11.228cm" svg:y1="10.398cm" svg:x2="10.085cm" svg:y2="10.398cm">
            <text:p/>
          </draw:line>
          <draw:custom-shape draw:style-name="gr28" draw:text-style-name="P8" xml:id="id26" draw:id="id26" draw:layer="layout" svg:width="4.064cm" svg:height="2.921cm" svg:x="15.224cm" svg:y="11.922cm">
            <text:p text:style-name="P1"><text:span text:style-name="T5">Get Connected</text:span></text:p>
            <text:p text:style-name="P1"><text:span text:style-name="T5">Flow Storage</text:span></text:p>
            <text:p text:style-name="P1"><text:span text:style-name="T5">Device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29" draw:text-style-name="P3" xml:id="id16" draw:id="id16" draw:layer="layout" svg:width="2.099cm" svg:height="1.143cm" svg:x="20.818cm" svg:y="13.351cm">
              <text:p text:style-name="P1"><text:span text:style-name="T2">Storage</text:span></text:p>
              <text:p text:style-name="P1"><text:span text:style-name="T2">Tank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0" draw:text-style-name="P3" xml:id="id20" draw:id="id20" draw:layer="layout" svg:width="2.099cm" svg:height="1.143cm" svg:x="25.618cm" svg:y="13.35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1" draw:text-style-name="P3" xml:id="id18" draw:id="id18" draw:layer="layout" svg:width="2.099cm" svg:height="1.143cm" svg:x="23.219cm" svg:y="13.351cm">
              <text:p text:style-name="P1"><text:span text:style-name="T2">???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32" draw:text-style-name="P3" xml:id="id15" draw:id="id15" draw:layer="layout" svg:width="2.081cm" svg:height="1.143cm" svg:x="20.837cm" svg:y="15.194cm">
              <text:p text:style-name="P1"><text:span text:style-name="T2">Obj 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" draw:text-style-name="P3" xml:id="id17" draw:id="id17" draw:layer="layout" svg:width="2.081cm" svg:height="1.143cm" svg:x="23.218cm" svg:y="15.194cm">
              <text:p text:style-name="P1"><text:span text:style-name="T2">classification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3" xml:id="id19" draw:id="id19" draw:layer="layout" svg:width="2.081cm" svg:height="1.143cm" svg:x="25.637cm" svg:y="15.194cm">
              <text:p text:style-name="P1"><text:span text:style-name="T2">Predefined</text:span></text:p>
              <text:p text:style-name="P1"><text:span text:style-name="T2">type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5" draw:text-style-name="P4" draw:layer="layout" svg:width="7.299cm" svg:height="3.4cm" svg:x="20.619cm" svg:y="13.09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36" draw:text-style-name="P5" draw:layer="layout" draw:type="line" svg:x1="21.879cm" svg:y1="15.194cm" svg:x2="21.868cm" svg:y2="14.494cm" draw:start-shape="id15" draw:start-glue-point="4" draw:end-shape="id16" svg:d="M21879 15194l-11-700" svg:viewBox="0 0 12 701">
              <text:p/>
            </draw:connector>
            <draw:connector draw:style-name="gr37" draw:text-style-name="P5" draw:layer="layout" draw:type="line" svg:x1="24.26cm" svg:y1="15.194cm" svg:x2="24.269cm" svg:y2="14.494cm" draw:start-shape="id17" draw:start-glue-point="4" draw:end-shape="id18" draw:end-glue-point="2" svg:d="M24260 15194l9-700" svg:viewBox="0 0 10 701">
              <text:p/>
            </draw:connector>
            <draw:connector draw:style-name="gr38" draw:text-style-name="P5" draw:layer="layout" draw:type="line" svg:x1="26.679cm" svg:y1="15.194cm" svg:x2="26.668cm" svg:y2="14.494cm" draw:start-shape="id19" draw:start-glue-point="4" draw:end-shape="id20" draw:end-glue-point="2" svg:d="M26679 15194l-11-700" svg:viewBox="0 0 12 701">
              <text:p/>
            </draw:connector>
            <draw:custom-shape draw:style-name="gr39" draw:text-style-name="P4" draw:layer="layout" svg:width="7.299cm" svg:height="3.4cm" svg:x="20.62cm" svg:y="13.094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0" draw:text-style-name="P3" xml:id="id21" draw:id="id21" draw:layer="layout" svg:width="2.081cm" svg:height="1.143cm" svg:x="20.758cm" svg:y="17.256cm">
              <text:p text:style-name="P1"><text:span text:style-name="T2">Member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9" draw:layer="layout" draw:type="line" svg:x1="22.84cm" svg:y1="17.828cm" svg:x2="23.96cm" svg:y2="17.845cm" draw:start-shape="id21" draw:start-glue-point="6" svg:d="M22840 17828l1120 17" svg:viewBox="0 0 1121 18">
              <text:p/>
            </draw:connector>
            <draw:custom-shape draw:style-name="gr42" draw:text-style-name="P3" xml:id="id22" draw:id="id22" draw:layer="layout" svg:width="2.099cm" svg:height="1.143cm" svg:x="23.915cm" svg:y="17.256cm">
              <text:p text:style-name="P1"><text:span text:style-name="T2">System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1" draw:text-style-name="P9" draw:layer="layout" draw:type="line" svg:x1="26.015cm" svg:y1="17.827cm" svg:x2="26.929cm" svg:y2="17.845cm" draw:start-shape="id22" draw:start-glue-point="1" svg:d="M26015 17827l914 18" svg:viewBox="0 0 915 19">
              <text:p/>
            </draw:connector>
            <draw:custom-shape draw:style-name="gr43" draw:text-style-name="P3" xml:id="id23" draw:id="id23" draw:layer="layout" svg:width="2.081cm" svg:height="1.143cm" svg:x="26.903cm" svg:y="17.256cm">
              <text:p text:style-name="P1"><text:span text:style-name="T2">Property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9" draw:layer="layout" draw:type="line" svg:x1="28.985cm" svg:y1="17.828cm" svg:x2="30.045cm" svg:y2="17.816cm" draw:start-shape="id23" draw:start-glue-point="6" svg:d="M28985 17828l1060-12" svg:viewBox="0 0 1061 13">
              <text:p/>
            </draw:connector>
            <draw:custom-shape draw:style-name="gr44" draw:text-style-name="P3" draw:layer="layout" svg:width="2.099cm" svg:height="1.143cm" svg:x="30.011cm" svg:y="17.256cm">
              <text:p text:style-name="P1"><text:span text:style-name="T2">Sanitar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ustom-shape draw:style-name="gr45" draw:text-style-name="P3" draw:layer="layout" svg:width="2.081cm" svg:height="1.143cm" svg:x="19.918cm" svg:y="9.763cm">
              <text:p text:style-name="P1"><text:span text:style-name="T2">Member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9" draw:layer="layout" draw:type="line" svg:x1="21.982cm" svg:y1="10.381cm" svg:x2="23.098cm" svg:y2="10.398cm" svg:d="M21982 10381l1116 17" svg:viewBox="0 0 1117 18">
              <text:p/>
            </draw:connector>
            <draw:custom-shape draw:style-name="gr46" draw:text-style-name="P3" xml:id="id24" draw:id="id24" draw:layer="layout" svg:width="2.099cm" svg:height="1.143cm" svg:x="23.093cm" svg:y="9.763cm">
              <text:p text:style-name="P1"><text:span text:style-name="T2">System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  <draw:connector draw:style-name="gr41" draw:text-style-name="P9" draw:layer="layout" draw:type="line" svg:x1="25.193cm" svg:y1="10.334cm" svg:x2="26.106cm" svg:y2="10.349cm" draw:start-shape="id24" draw:start-glue-point="1" svg:d="M25193 10334l913 15" svg:viewBox="0 0 914 16">
              <text:p/>
            </draw:connector>
            <draw:custom-shape draw:style-name="gr47" draw:text-style-name="P3" xml:id="id25" draw:id="id25" draw:layer="layout" svg:width="2.081cm" svg:height="1.143cm" svg:x="26.141cm" svg:y="9.763cm">
              <text:p text:style-name="P1"><text:span text:style-name="T2">Property</text:span></text:p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1" draw:text-style-name="P9" draw:layer="layout" draw:type="line" svg:x1="28.223cm" svg:y1="10.335cm" svg:x2="29.281cm" svg:y2="10.29cm" draw:start-shape="id25" draw:start-glue-point="6" svg:d="M28223 10335l1058-45" svg:viewBox="0 0 1059 46">
              <text:p/>
            </draw:connector>
            <draw:custom-shape draw:style-name="gr48" draw:text-style-name="P3" draw:layer="layout" svg:width="2.099cm" svg:height="1.143cm" svg:x="29.316cm" svg:y="9.763cm">
              <text:p text:style-name="P1"><text:span text:style-name="T2">Sanitary</text:span></text:p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connector draw:style-name="gr49" draw:text-style-name="P5" draw:layer="layout" svg:x1="17.256cm" svg:y1="14.843cm" svg:x2="17.285cm" svg:y2="15.732cm" draw:start-shape="id26" draw:start-glue-point="6" draw:end-shape="id27" draw:end-glue-point="0" svg:d="M17256 14843v433h29v456" svg:viewBox="0 0 30 890">
            <text:p/>
          </draw:connector>
          <draw:connector draw:style-name="gr50" draw:text-style-name="P5" draw:layer="layout" svg:x1="17.245cm" svg:y1="10.906cm" svg:x2="17.256cm" svg:y2="11.922cm" draw:start-shape="id7" draw:start-glue-point="2" draw:end-shape="id26" draw:end-glue-point="4" svg:d="M17245 10906v519h11v497" svg:viewBox="0 0 12 1017">
            <text:p/>
          </draw:connector>
          <draw:custom-shape draw:style-name="gr51" draw:text-style-name="P10" xml:id="id30" draw:id="id30" draw:layer="layout" svg:width="3.302cm" svg:height="2.667cm" svg:x="7.223cm" svg:y="12.43cm">
            <text:p text:style-name="P1"><text:span text:style-name="T6">Check Material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41" draw:text-style-name="P9" draw:layer="layout" draw:type="line" svg:x1="8.973cm" svg:y1="9.816cm" svg:x2="8.961cm" svg:y2="8.718cm" draw:start-shape="id28" draw:start-glue-point="0" draw:end-shape="id29" draw:end-glue-point="2" svg:d="M8973 9816l-12-1098" svg:viewBox="0 0 13 1099">
            <text:p/>
          </draw:connector>
          <draw:connector draw:style-name="gr41" draw:text-style-name="P9" draw:layer="layout" draw:type="line" svg:x1="8.973cm" svg:y1="10.959cm" svg:x2="8.874cm" svg:y2="12.43cm" draw:start-shape="id28" draw:start-glue-point="2" draw:end-shape="id30" draw:end-glue-point="4" svg:d="M8973 10959l-99 1471" svg:viewBox="0 0 100 1472">
            <text:p/>
          </draw:connector>
          <draw:custom-shape draw:style-name="gr52" draw:text-style-name="P11" xml:id="id31" draw:id="id31" draw:layer="layout" svg:width="3.429cm" svg:height="1.397cm" svg:x="7.095cm" svg:y="16.494cm">
            <text:p text:style-name="P1"><text:span text:style-name="T2">Aluminum,Plastic,</text:span></text:p>
            <text:p text:style-name="P1"><text:span text:style-name="T2">Copper,Fiber Glass</text:span></text:p>
            <text:p text:style-name="P1"><text:span text:style-name="T2"/></text:p>
            <draw:enhanced-geometry svg:viewBox="0 0 21600 21600" draw:mirror-horizontal="true" draw:mirror-vertical="false" draw:type="rectangle" draw:enhanced-path="M 0 0 L 21600 0 21600 21600 0 21600 0 0 Z N"/>
          </draw:custom-shape>
          <draw:connector draw:style-name="gr41" draw:text-style-name="P9" draw:layer="layout" draw:type="line" svg:x1="18.462cm" svg:y1="16.303cm" svg:x2="20.755cm" svg:y2="17.786cm" draw:start-shape="id27" draw:start-glue-point="1" svg:d="M18462 16303l2293 1483" svg:viewBox="0 0 2294 1484">
            <text:p/>
          </draw:connector>
          <draw:connector draw:style-name="gr41" draw:text-style-name="P9" draw:layer="layout" draw:type="line" svg:x1="18.326cm" svg:y1="10.334cm" svg:x2="19.961cm" svg:y2="10.378cm" draw:start-shape="id7" draw:start-glue-point="1" svg:d="M18326 10334l1635 44" svg:viewBox="0 0 1636 45">
            <text:p/>
          </draw:connector>
          <draw:connector draw:style-name="gr41" draw:text-style-name="P9" draw:layer="layout" draw:type="line" svg:x1="8.874cm" svg:y1="15.097cm" svg:x2="8.81cm" svg:y2="16.494cm" draw:start-shape="id30" draw:start-glue-point="6" draw:end-shape="id31" draw:end-glue-point="0" svg:d="M8874 15097l-64 1397" svg:viewBox="0 0 65 1398">
            <text:p/>
          </draw:connector>
          <draw:line draw:style-name="gr41" draw:text-style-name="P9" draw:layer="layout" svg:x1="18.526cm" svg:y1="16.367cm" svg:x2="20.685cm" svg:y2="14.9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10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8:00:53.659000000</meta:creation-date>
    <dc:date>2018-11-29T10:44:02.482000000</dc:date>
    <meta:editing-duration>PT34M56S</meta:editing-duration>
    <meta:editing-cycles>7</meta:editing-cycles>
    <meta:generator>LibreOffice/6.0.3.2$Windows_X86_64 LibreOffice_project/8f48d515416608e3a835360314dac7e47fd0b821</meta:generator>
    <meta:document-statistic meta:object-count="67"/>
  </office:meta>
</office:document-meta>
</file>